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0090" officeooo:paragraph-rsid="000c0090"/>
    </style:style>
    <style:style style:name="P2" style:family="paragraph" style:parent-style-name="Text_20_body">
      <style:text-properties officeooo:rsid="0011106e" officeooo:paragraph-rsid="0011106e"/>
    </style:style>
    <style:style style:name="P3" style:family="paragraph" style:parent-style-name="Text_20_body">
      <style:text-properties officeooo:rsid="0012b35d" officeooo:paragraph-rsid="0012b35d"/>
    </style:style>
    <style:style style:name="P4" style:family="paragraph" style:parent-style-name="Text_20_body">
      <style:text-properties officeooo:rsid="0023674f" officeooo:paragraph-rsid="0023674f"/>
    </style:style>
    <style:style style:name="P5" style:family="paragraph" style:parent-style-name="Text_20_body">
      <style:text-properties officeooo:rsid="0024cff3" officeooo:paragraph-rsid="0024cff3"/>
    </style:style>
    <style:style style:name="P6" style:family="paragraph" style:parent-style-name="Standard" style:list-style-name="L1">
      <style:text-properties officeooo:rsid="0011106e" officeooo:paragraph-rsid="0011106e"/>
    </style:style>
    <style:style style:name="P7" style:family="paragraph" style:parent-style-name="Standard" style:list-style-name="L1">
      <style:text-properties officeooo:rsid="0012b35d" officeooo:paragraph-rsid="0012b35d"/>
    </style:style>
    <style:style style:name="P8" style:family="paragraph" style:parent-style-name="Standard" style:list-style-name="L1">
      <style:text-properties officeooo:rsid="0017bd42" officeooo:paragraph-rsid="0017bd42"/>
    </style:style>
    <style:style style:name="P9" style:family="paragraph" style:parent-style-name="Standard" style:list-style-name="L1">
      <style:text-properties officeooo:rsid="00184710" officeooo:paragraph-rsid="00184710"/>
    </style:style>
    <style:style style:name="P10" style:family="paragraph" style:parent-style-name="Standard" style:list-style-name="L1">
      <style:text-properties officeooo:rsid="000dec1d" officeooo:paragraph-rsid="000dec1d"/>
    </style:style>
    <style:style style:name="P11" style:family="paragraph" style:parent-style-name="Standard" style:list-style-name="L1">
      <style:text-properties officeooo:rsid="0019584f" officeooo:paragraph-rsid="0019584f"/>
    </style:style>
    <style:style style:name="P12" style:family="paragraph" style:parent-style-name="Standard" style:list-style-name="L1">
      <style:text-properties officeooo:rsid="001abad7" officeooo:paragraph-rsid="001abad7"/>
    </style:style>
    <style:style style:name="P13" style:family="paragraph" style:parent-style-name="Standard" style:list-style-name="L1">
      <style:text-properties officeooo:rsid="001b2e07" officeooo:paragraph-rsid="001b2e07"/>
    </style:style>
    <style:style style:name="P14" style:family="paragraph" style:parent-style-name="Standard" style:list-style-name="L1">
      <style:text-properties officeooo:rsid="001c3d57" officeooo:paragraph-rsid="001c3d57"/>
    </style:style>
    <style:style style:name="P15" style:family="paragraph" style:parent-style-name="Standard" style:list-style-name="L1">
      <style:text-properties officeooo:rsid="001dbd2b" officeooo:paragraph-rsid="001dbd2b"/>
    </style:style>
    <style:style style:name="P16" style:family="paragraph" style:parent-style-name="Standard" style:list-style-name="L1">
      <style:text-properties officeooo:rsid="001f7074" officeooo:paragraph-rsid="001f7074"/>
    </style:style>
    <style:style style:name="P17" style:family="paragraph" style:parent-style-name="Standard" style:list-style-name="L1">
      <style:text-properties officeooo:rsid="002011e1" officeooo:paragraph-rsid="002011e1"/>
    </style:style>
    <style:style style:name="P18" style:family="paragraph" style:parent-style-name="Standard" style:list-style-name="L1">
      <style:text-properties officeooo:rsid="00220963" officeooo:paragraph-rsid="00220963"/>
    </style:style>
    <style:style style:name="P19" style:family="paragraph" style:parent-style-name="Standard" style:list-style-name="L1">
      <style:text-properties officeooo:rsid="0022bdbb" officeooo:paragraph-rsid="0022bdbb"/>
    </style:style>
    <style:style style:name="P20" style:family="paragraph" style:parent-style-name="Standard" style:list-style-name="L1">
      <style:text-properties officeooo:rsid="00243f05" officeooo:paragraph-rsid="00243f05"/>
    </style:style>
    <style:style style:name="P21" style:family="paragraph" style:parent-style-name="Heading_20_1">
      <style:text-properties officeooo:rsid="000c0090" officeooo:paragraph-rsid="000c0090"/>
    </style:style>
    <style:style style:name="P22" style:family="paragraph" style:parent-style-name="Heading_20_1">
      <style:text-properties officeooo:rsid="0011106e" officeooo:paragraph-rsid="0011106e"/>
    </style:style>
    <style:style style:name="T1" style:family="text">
      <style:text-properties officeooo:rsid="000a9f59"/>
    </style:style>
    <style:style style:name="T2" style:family="text">
      <style:text-properties officeooo:rsid="000e9b27"/>
    </style:style>
    <style:style style:name="T3" style:family="text">
      <style:text-properties officeooo:rsid="0012b35d"/>
    </style:style>
    <style:style style:name="T4" style:family="text">
      <style:text-properties officeooo:rsid="0014a990"/>
    </style:style>
    <style:style style:name="T5" style:family="text">
      <style:text-properties officeooo:rsid="001eff82"/>
    </style:style>
    <style:style style:name="T6" style:family="text">
      <style:text-properties officeooo:rsid="0025e1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ttle <text:span text:style-name="T1">S</text:span>tripper <text:span text:style-name="T1">Technical Notes</text:span></text:p>
      <text:p text:style-name="Title"/>
      <text:h text:style-name="P21" text:outline-level="1">Theory of Operation</text:h>
      <text:p text:style-name="P5">Equation for strip width: strip cut width = delta Z/<text:span text:style-name="T6">rotation</text:span>. So the G-code for strip width of 8 mm is</text:p>
      <text:p text:style-name="P5">G1 Z8 Y-360. . Or strip w<text:span text:style-name="T6">id</text:span>th = <text:span text:style-name="T6">dz/</text:span>(dy <text:span text:style-name="T6">degrees</text:span>/360). <text:span text:style-name="T6">Or dy given dz and width = dz/width*360</text:span></text:p>
      <text:h text:style-name="P21" text:outline-level="1">Using Marlin firmware</text:h>
      <text:p text:style-name="P1">Z axis is negative up. <text:span text:style-name="T2">2 mm per rotation screw.</text:span></text:p>
      <text:p text:style-name="P1">Y axis rotates bottle. <text:span text:style-name="T4">Set up so 1 unit of movement is 1 degree. Positive is CCW viewed from the top.</text:span></text:p>
      <text:h text:style-name="P21" text:outline-level="1">Test Data</text:h>
      <text:p text:style-name="P1"/>
      <text:p text:style-name="P2">Going up, F600 stalls motor, F400 does not.</text:p>
      <text:p text:style-name="P2">Going down, F<text:span text:style-name="T3">1</text:span>00 is quiet, F<text:span text:style-name="T3">2</text:span>00+ <text:s/>vibrates.</text:p>
      <text:p text:style-name="P3">Going down, M201 Z200 sometimes stalls.</text:p>
      <text:p text:style-name="P4">G1 F8000 Yx is not too fast, and as fast as we’d ever need to go.</text:p>
      <text:p text:style-name="P1"/>
      <text:h text:style-name="P22" text:outline-level="1">Changes</text:h>
      <text:list xml:id="list2896833973" text:style-name="L1">
        <text:list-item>
          <text:p text:style-name="P6">Z steps/mm: M92 Z1600</text:p>
        </text:list-item>
        <text:list-item>
          <text:p text:style-name="P6">Z max acceleration: <text:span text:style-name="T3">M201 Z100</text:span></text:p>
        </text:list-item>
        <text:list-item>
          <text:p text:style-name="P7">Z max feedrate: M203 Z400</text:p>
        </text:list-item>
        <text:list-item>
          <text:p text:style-name="P8">Y steps/degree: M92 Y177.5</text:p>
        </text:list-item>
        <text:list-item>
          <text:p text:style-name="P8">Y max acceleration: M201 Y200</text:p>
        </text:list-item>
        <text:list-item>
          <text:p text:style-name="P8">Y max feedrate: M203 Y2000</text:p>
        </text:list-item>
      </text:list>
      <text:h text:style-name="Heading_20_1" text:outline-level="1">Known Issues</text:h>
      <text:list xml:id="list142334634262246" text:continue-numbering="true" text:style-name="L1">
        <text:list-item>
          <text:p text:style-name="P9">Motor stalls: too much acceleration and/or too low stall limits</text:p>
        </text:list-item>
        <text:list-item>
          <text:p text:style-name="P10">How to set bottom cut location?</text:p>
        </text:list-item>
        <text:list-item>
          <text:p text:style-name="P10">Mount sideways so bottom removed by gravity?</text:p>
        </text:list-item>
        <text:list-item>
          <text:p text:style-name="P9">Variable bottle diameters: use tension strap and roller bearings?</text:p>
        </text:list-item>
        <text:list-item>
          <text:p text:style-name="P11">Display not mounted.</text:p>
        </text:list-item>
        <text:list-item>
          <text:p text:style-name="P11"><text:soft-page-break/>Cut rate not coordinated with putrusion rate</text:p>
        </text:list-item>
        <text:list-item>
          <text:p text:style-name="P12">M117 command not respected </text:p>
        </text:list-item>
        <text:list-item>
          <text:p text:style-name="P12">M25 no way to recover or being ignored</text:p>
        </text:list-item>
        <text:list-item>
          <text:p text:style-name="P13">Need reset button</text:p>
        </text:list-item>
        <text:list-item>
          <text:p text:style-name="P14">G1 Z F300 makes a noisy motor, but F400 doesn’t. <text:span text:style-name="T5">F600 okay F650,700,800 noisy. F900 stalls.</text:span></text:p>
        </text:list-item>
        <text:list-item>
          <text:p text:style-name="P14">Neck broke after I cut a relief for tightening it</text:p>
          <text:list>
            <text:list-item>
              <text:p text:style-name="P15">Increase upper diameter from 23 to 27.5.</text:p>
            </text:list-item>
            <text:list-item>
              <text:p text:style-name="P15">Remove slop in keyway. Reduce slot width from 3.42 to 3.15.</text:p>
            </text:list-item>
            <text:list-item>
              <text:p text:style-name="P15">Remove stress concentration by chamfering between upper and lower cylinders.</text:p>
            </text:list-item>
            <text:list-item>
              <text:p text:style-name="P15">Cut relief slot</text:p>
            </text:list-item>
          </text:list>
        </text:list-item>
        <text:list-item>
          <text:p text:style-name="P14">Need easier way to remove bottle after interrupted cut. Strip <text:s/>is in the way of easy removal.</text:p>
        </text:list-item>
        <text:list-item>
          <text:p text:style-name="P16">Need crash detection for bottle bottoming out if not cut. Limit switch? Stall detection?</text:p>
        </text:list-item>
        <text:list-item>
          <text:p text:style-name="P17">Need recut option. Use filament change macro?</text:p>
        </text:list-item>
        <text:list-item>
          <text:p text:style-name="P18">Beveled blade causes friction after cut as top side of cut bottle is lower than cut edge. Need Blade angle to match/exceed bevel or non-beveled top edge.</text:p>
          <text:p text:style-name="P19">OR Hot wire cutter?</text:p>
        </text:list-item>
        <text:list-item>
          <text:p text:style-name="P19">Bottles not finishing. Motor skipping steps? 2X times left 50 mm uncut.</text:p>
        </text:list-item>
        <text:list-item>
          <text:p text:style-name="P20">Firmware M154 not supporte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0T21:55:49.522000000</meta:creation-date>
    <dc:date>2023-09-04T14:23:34.193000000</dc:date>
    <meta:editing-duration>P4DT9H48M29S</meta:editing-duration>
    <meta:editing-cycles>11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42" meta:word-count="376" meta:character-count="1992" meta:non-whitespace-character-count="1682"/>
  </office:meta>
</office:document-meta>
</file>